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0.6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Droit\ user</text:p>
          </table:table-cell>
          <table:table-cell office:value-type="string" calcext:value-type="string">
            <text:p>externe</text:p>
          </table:table-cell>
          <table:table-cell office:value-type="string" calcext:value-type="string">
            <text:p>membre</text:p>
          </table:table-cell>
          <table:table-cell office:value-type="string" calcext:value-type="string">
            <text:p>gros_karma</text:p>
          </table:table-cell>
          <table:table-cell office:value-type="string" calcext:value-type="string">
            <text:p>président</text:p>
          </table:table-cell>
          <table:table-cell office:value-type="string" calcext:value-type="string">
            <text:p>DirSci</text:p>
          </table:table-cell>
          <table:table-cell office:value-type="string" calcext:value-type="string">
            <text:p>Physio</text:p>
          </table:table-cell>
        </table:table-row>
        <table:table-row table:style-name="ro1">
          <table:table-cell office:value-type="string" calcext:value-type="string">
            <text:p>Entrer cercl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rer_avec_invitation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oyer une invitation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Voter</text:p>
          </table:table-cell>
          <table:table-cell office:value-type="string" calcext:value-type="string">
            <text:p>Non</text:p>
          </table:table-cell>
          <table:table-cell table:number-columns-repeated="5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Créer un vote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publier (publish)</text:p>
          </table:table-cell>
          <table:table-cell table:number-columns-repeated="4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publish_request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ate_publish_request</text:p>
          </table:table-cell>
          <table:table-cell table:number-columns-repeated="3"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Edit_workshop</text:p>
          </table:table-cell>
          <table:table-cell table:number-columns-repeated="4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Export_workshop</text:p>
          </table:table-cell>
          <table:table-cell table:number-columns-repeated="4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Import_Workshop</text:p>
          </table:table-cell>
          <table:table-cell table:number-columns-repeated="4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workshop_reques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ate_workhop_request</text:p>
          </table:table-cell>
          <table:table-cell table:number-columns-repeated="4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accès_discord</text:p>
          </table:table-cell>
          <table:table-cell office:value-type="string" calcext:value-type="string">
            <text:p>Non</text:p>
          </table:table-cell>
          <table:table-cell table:number-columns-repeated="5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admin_discord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ban_member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unban_member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Export_home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ort_home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3T15:27:11.086400085</meta:creation-date>
    <dc:date>2020-05-03T15:40:21.971228608</dc:date>
    <meta:editing-duration>PT1M20S</meta:editing-duration>
    <meta:editing-cycles>1</meta:editing-cycles>
    <meta:generator>LibreOffice/6.0.7.3$Linux_X86_64 LibreOffice_project/00m0$Build-3</meta:generator>
    <meta:document-statistic meta:table-count="1" meta:cell-count="122" meta:object-count="0"/>
  </office:meta>
</office:document-meta>
</file>